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inherit" svg:font-family="inherit"/>
    <style:font-face style:name="sf pro text" svg:font-family="'sf pro text', apple-system, BlinkMacSystemFont, Roboto, 'segoe ui', Helvetica, Arial, sans-serif, 'apple color emoji', 'segoe ui emoji', 'segoe ui 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683cm"/>
    </style:style>
    <style:style style:name="Table1.B" style:family="table-column">
      <style:table-column-properties style:column-width="4.897cm"/>
    </style:style>
    <style:style style:name="Table1.C" style:family="table-column">
      <style:table-column-properties style:column-width="4.651cm"/>
    </style:style>
    <style:style style:name="Table1.D" style:family="table-column">
      <style:table-column-properties style:column-width="3.769cm"/>
    </style:style>
    <style:style style:name="Table1.A1" style:family="table-cell">
      <style:table-cell-properties style:vertical-align="middle" fo:background-color="#f9f9f9" style:border-line-width-left="0.002cm 0.088cm 0.002cm" style:border-line-width-top="0.002cm 0.088cm 0.002cm" style:border-line-width-bottom="0.002cm 0.088cm 0.002cm" fo:padding="0.132cm" fo:border-left="0.092cm double #808080" fo:border-right="none" fo:border-top="0.092cm double #808080" fo:border-bottom="0.092cm double #808080">
        <style:background-image/>
      </style:table-cell-properties>
    </style:style>
    <style:style style:name="Table1.C1" style:family="table-cell">
      <style:table-cell-properties style:vertical-align="middle" fo:background-color="#f9f9f9" style:border-line-width="0.002cm 0.088cm 0.002cm" fo:padding="0.132cm" fo:border="0.092cm double #808080">
        <style:background-image/>
      </style:table-cell-properties>
    </style:style>
    <style:style style:name="Table1.A2" style:family="table-cell">
      <style:table-cell-properties style:vertical-align="middle" fo:background-color="#f9f9f9" style:border-line-width-left="0.002cm 0.088cm 0.002cm" style:border-line-width-bottom="0.002cm 0.088cm 0.002cm" fo:padding="0.132cm" fo:border-left="0.092cm double #808080" fo:border-right="none" fo:border-top="none" fo:border-bottom="0.092cm double #808080">
        <style:background-image/>
      </style:table-cell-properties>
    </style:style>
    <style:style style:name="Table1.D2" style:family="table-cell">
      <style:table-cell-properties style:vertical-align="middle" fo:background-color="#f9f9f9" style:border-line-width-left="0.002cm 0.088cm 0.002cm" style:border-line-width-right="0.002cm 0.088cm 0.002cm" style:border-line-width-bottom="0.002cm 0.088cm 0.002cm" fo:padding="0.132cm" fo:border-left="0.092cm double #808080" fo:border-right="0.092cm double #808080" fo:border-top="none" fo:border-bottom="0.092cm double #808080">
        <style:background-image/>
      </style:table-cell-properties>
    </style:style>
    <style:style style:name="P1"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1c1d1f" style:font-name="sf pro text" fo:font-size="12pt" fo:letter-spacing="normal" fo:font-style="normal" fo:font-weight="normal"/>
    </style:style>
    <style:style style:name="P2" style:family="paragraph" style:parent-style-name="Text_20_body">
      <style:paragraph-properties fo:margin-left="0cm" fo:margin-right="0cm" fo:margin-top="0cm" fo:margin-bottom="0cm" fo:orphans="2" fo:widows="2" fo:text-indent="0cm" style:auto-text-indent="false" fo:padding="0cm" fo:border="none"/>
    </style:style>
    <style:style style:name="P3" style:family="paragraph" style:parent-style-name="Heading_20_4">
      <style:paragraph-properties fo:margin-left="0cm" fo:margin-right="0cm" fo:margin-top="0cm" fo:margin-bottom="0cm" fo:line-height="110%" fo:orphans="2" fo:widows="2" fo:text-indent="0cm" style:auto-text-indent="false" fo:padding="0cm" fo:border="none"/>
      <style:text-properties fo:font-variant="normal" fo:text-transform="none" fo:color="#1c1d1f" style:font-name="sf pro text" fo:font-size="12pt" fo:letter-spacing="normal" fo:font-style="normal" fo:font-weight="normal"/>
    </style:style>
    <style:style style:name="P4" style:family="paragraph" style:parent-style-name="Heading_20_4">
      <style:paragraph-properties fo:margin-left="1cm" fo:margin-right="1cm" fo:margin-top="0cm" fo:margin-bottom="0.499cm" fo:line-height="110%" fo:orphans="2" fo:widows="2" fo:text-indent="0cm" style:auto-text-indent="false" fo:padding="0cm" fo:border="none"/>
      <style:text-properties fo:font-variant="normal" fo:text-transform="none" fo:color="#1c1d1f" style:font-name="sf pro text" fo:font-size="13.5pt" fo:letter-spacing="normal" fo:font-style="normal" fo:font-weight="normal"/>
    </style:style>
    <style:style style:name="P5" style:family="paragraph" style:parent-style-name="Table_20_Contents">
      <style:paragraph-properties fo:padding-left="0cm" fo:padding-right="0cm" fo:padding-top="0.053cm" fo:padding-bottom="0cm" fo:border-left="none" fo:border-right="none" fo:border-top="0.002cm solid #dfdfdf" fo:border-bottom="none"/>
      <style:text-properties style:font-name="inherit"/>
    </style:style>
    <style:style style:name="P6" style:family="paragraph" style:parent-style-name="Table_20_Contents">
      <style:paragraph-properties fo:text-align="center" style:justify-single-word="false" fo:padding-left="0cm" fo:padding-right="0cm" fo:padding-top="0.053cm" fo:padding-bottom="0cm" fo:border-left="none" fo:border-right="none" fo:border-top="0.002cm solid #dfdfdf" fo:border-bottom="none"/>
      <style:text-properties style:font-name="inherit" fo:font-weight="bold"/>
    </style:style>
    <style:style style:name="P7" style:family="paragraph" style:parent-style-name="Table_20_Contents">
      <style:paragraph-properties fo:text-align="center" style:justify-single-word="false" fo:padding-left="0cm" fo:padding-right="0cm" fo:padding-top="0.053cm" fo:padding-bottom="0cm" fo:border-left="none" fo:border-right="none" fo:border-top="0.002cm solid #dfdfdf" fo:border-bottom="none"/>
      <style:text-properties fo:color="#ffffff" style:font-name="inherit"/>
    </style:style>
    <style:style style:name="P8" style:family="paragraph" style:parent-style-name="Text_20_body" style:list-style-name="L1">
      <style:paragraph-properties fo:margin-left="0cm" fo:margin-right="0cm" fo:margin-top="0cm" fo:margin-bottom="0cm" fo:orphans="2" fo:widows="2" fo:text-indent="0cm" style:auto-text-indent="false" fo:padding="0cm" fo:border="none"/>
      <style:text-properties fo:font-variant="normal" fo:text-transform="none" fo:color="#1c1d1f" style:font-name="sf pro text" fo:font-size="12pt" fo:letter-spacing="normal" fo:font-style="normal" fo:font-weight="normal"/>
    </style:style>
    <style:style style:name="P9" style:family="paragraph" style:parent-style-name="Text_20_body" style:list-style-name="L2">
      <style:paragraph-properties fo:margin-left="0cm" fo:margin-right="0cm" fo:margin-top="0cm" fo:margin-bottom="0cm" fo:orphans="2" fo:widows="2" fo:text-indent="0cm" style:auto-text-indent="false" fo:padding="0cm" fo:border="none"/>
      <style:text-properties fo:font-variant="normal" fo:text-transform="none" fo:color="#1c1d1f" style:font-name="sf pro text" fo:font-size="12pt" fo:letter-spacing="normal" fo:font-style="normal" fo:font-weight="normal"/>
    </style:style>
    <style:style style:name="T1" style:family="text">
      <style:text-properties fo:font-variant="normal" fo:text-transform="none" fo:color="#1c1d1f" style:font-name="sf pro text" fo:font-size="12pt" fo:letter-spacing="normal" fo:font-style="normal" fo:font-weight="bold"/>
    </style:style>
    <text:list-style style:name="L1">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nceptes:</text:p>
      <text:p text:style-name="Standard">Algoritme: Pasos que he de seguir per arribar de un punt “a”a un punt “b” Posant instruccions entremig. Tenim es codi d'entrada, s'ejecuccio i es codi de sortida.</text:p>
      <text:p text:style-name="Standard"/>
      <text:p text:style-name="Standard">Flujogramas o diagrama de flujos:</text:p>
      <text:p text:style-name="Standard"/>
      <text:p text:style-name="Standard">Manera representativa de implamentar es meus algoritmes de manera visual. Per millor entendicio.</text:p>
      <text:p text:style-name="Standard"/>
      <text:p text:style-name="Standard">Lenguaje y Pseudoloenguaje:</text:p>
      <text:p text:style-name="Standard"/>
      <text:p text:style-name="Standard">Es programador escriu un llenguatge perque sigui representat en codi font. Despres es copila perque sa maquina el pugui entendre i pugui demostrar ses lineas que hem escrit.</text:p>
      <text:p text:style-name="Standard"/>
      <text:p text:style-name="Standard">IDE entorno de desarrollo integrado:</text:p>
      <text:p text:style-name="Standard"/>
      <text:p text:style-name="Standard">Programa bastante complejo que reune una serie de herramientas que nos ayudan a ser mas eficinetes a la hora de escribir en un lenguaje. Eclipse, Nepim... Entornos de Desarollo.</text:p>
      <text:p text:style-name="Standard"/>
      <text:p text:style-name="Standard">Lenguajes compilados y lenguajes interpretados.</text:p>
      <text:p text:style-name="Standard"/>
      <text:p text:style-name="Standard">Compilados es compilen perque sa maquina els llegesqui directament a codi maquina. Son mes rapids i s'usuari final nomes te un executable. Son de codi privat</text:p>
      <text:p text:style-name="Standard"/>
      <text:p text:style-name="Standard">Llenguatges interpretats: Sa maquina va llegint e interpretant es codi a mesura que el va llegiguent. Es codi es obert ja que el va llegiguent a poc poc. Son mes lentos ja que no llegeixen a codi maquina directament.</text:p>
      <text:p text:style-name="Standard"/>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6">Compilados</text:p>
          </table:table-cell>
          <table:covered-table-cell/>
          <table:table-cell table:style-name="Table1.C1" table:number-columns-spanned="2" office:value-type="string">
            <text:p text:style-name="P6">Interpretados</text:p>
          </table:table-cell>
          <table:covered-table-cell/>
        </table:table-row>
        <table:table-row>
          <table:table-cell table:style-name="Table1.A2" office:value-type="string">
            <text:p text:style-name="P7">Ventajas</text:p>
          </table:table-cell>
          <table:table-cell table:style-name="Table1.A2" office:value-type="string">
            <text:p text:style-name="P7">Desventajas</text:p>
          </table:table-cell>
          <table:table-cell table:style-name="Table1.A2" office:value-type="string">
            <text:p text:style-name="P7">Ventajas</text:p>
          </table:table-cell>
          <table:table-cell table:style-name="Table1.D2" office:value-type="string">
            <text:p text:style-name="P7">Desventajas</text:p>
          </table:table-cell>
        </table:table-row>
        <table:table-row>
          <table:table-cell table:style-name="Table1.A2" office:value-type="string">
            <text:p text:style-name="P5">Preparados para ejecutarse</text:p>
          </table:table-cell>
          <table:table-cell table:style-name="Table1.A2" office:value-type="string">
            <text:p text:style-name="P5">No son multiplataforma</text:p>
          </table:table-cell>
          <table:table-cell table:style-name="Table1.A2" office:value-type="string">
            <text:p text:style-name="P5">Son multiplataforma</text:p>
          </table:table-cell>
          <table:table-cell table:style-name="Table1.D2" office:value-type="string">
            <text:p text:style-name="P5">Se requiere un intérprete</text:p>
          </table:table-cell>
        </table:table-row>
        <table:table-row>
          <table:table-cell table:style-name="Table1.A2" office:value-type="string">
            <text:p text:style-name="P5">A menudo más rápidos</text:p>
          </table:table-cell>
          <table:table-cell table:style-name="Table1.A2" office:value-type="string">
            <text:p text:style-name="P5">Poco flexibles</text:p>
          </table:table-cell>
          <table:table-cell table:style-name="Table1.A2" office:value-type="string">
            <text:p text:style-name="P5">Son más sencillos de probar</text:p>
          </table:table-cell>
          <table:table-cell table:style-name="Table1.D2" office:value-type="string">
            <text:p text:style-name="P5">A menudo más lentos</text:p>
          </table:table-cell>
        </table:table-row>
        <table:table-row>
          <table:table-cell table:style-name="Table1.A2" office:value-type="string">
            <text:p text:style-name="P5">El código fuente es inaccesible</text:p>
          </table:table-cell>
          <table:table-cell table:style-name="Table1.A2" office:value-type="string">
            <text:p text:style-name="P5">Se requiere un paso extra (compilación)</text:p>
          </table:table-cell>
          <table:table-cell table:style-name="Table1.A2" office:value-type="string">
            <text:p text:style-name="P5">Los errores se detectan fácilmente</text:p>
          </table:table-cell>
          <table:table-cell table:style-name="Table1.D2" office:value-type="string">
            <text:p text:style-name="P5">El código fuente es público</text:p>
          </table:table-cell>
        </table:table-row>
      </table:table>
      <text:p text:style-name="Standard"/>
      <text:h text:style-name="Heading_20_4" text:outline-level="4"><text:span text:style-name="Strong_20_Emphasis"><text:span text:style-name="T1">Compilación</text:span></text:span></text:h>
      <text:p text:style-name="P1">Como la palabra lo dice un lenguaje que es compilado necesita un compilador si o si, este compilador podríamos decir que es el que se encarga de entender todo lo que estamos escribiendo.</text:p>
      <text:p text:style-name="P1">Ahora nos pondremos mas técnicos, los lenguajes que necesitan de un compilador trabajan de la siguiente forma: Se escribe un archivo y normalmente con una extensión dependiendo del lenguaje, por ejemplo: archivo.c, archivo.java, etc. Este archivo necesita <text:soft-page-break/>pasar por el compilador, el compilador se encargara de leer el archivo, las cantidades de veces que se lee el archivo varia.</text:p>
      <text:p text:style-name="P1">Existen compiladores de una pasada o de varias pasadas, esto quiere decir que algunos compiladores solo necesitan leer el archivo 1 vez, otros archivos compiladores necesitan leer los archivos 2 o más veces.</text:p>
      <text:p text:style-name="P1">Los que leen mas de una vez el archivo lo que hacen es separar los procesos, por ejemplo: La primera vez que leen el archivo leen la sintaxis del archivo y revisan que todo este correcto para dar el OK, la segunda vez que revisan el archivo ahora revisan la lógica, por ejemplo si se utilizan indices que los indices estén correctos o los accesos a los diversos elementos, estas son solamente algunas cosas que puede hacer en esas pasadas.</text:p>
      <text:p text:style-name="P1">Poniendo este artículo un poco más técnico, dentro de la compilación o también llamado proceso de compilación vamos a encontrar normalmente 2 elementos:</text:p>
      <text:list xml:id="list852386967520299499" text:style-name="L1">
        <text:list-item>
          <text:p text:style-name="P8">Analizador lexicográfico.</text:p>
        </text:list-item>
        <text:list-item>
          <text:p text:style-name="P8">Analizador sintáctico/semantico.</text:p>
        </text:list-item>
      </text:list>
      <text:h text:style-name="P4" text:outline-level="4">Analizador lexicográfico</text:h>
      <text:p text:style-name="P1">El analizador lexicográfico se conoce como la primera fase del proceso de compilación, lo que hace este analizador es leer una secuencia de caracteres y dependiendo de la secuencia que lee genera tokens, estos tokens son los que se utilizan en la otra fase que es el analizador del analizador sintáctico, así que podemos decir que la salida del analizador lexicográfico es la entrada del analizador sintáctico.</text:p>
      <text:p text:style-name="P1">Un ejemplo de esto sería así: Supongamos que leemos un archivo de Java, cuando se lee una secuencia de caracteres que dice class, new, extends y este tipo de palabras que conocemos como palabras reservadas se lanzaría un token que dice palabra reservada, esa es una de las razones del por que al nombrar una variable, función o clase no podemos usar una palabra reservada, no será permitido ya que están reconocidas como una secuencia de caracteres con un fin ya definido por el lenguaje.</text:p>
      <text:p text:style-name="P1">Las palabras reservadas ya tienen un token definido, pero también existen tokens para cuando encontramos operadores: +, -, /, y ademas cuando encontramos ciclos y los elementos que ya tenemos definidos en cada uno de los lenguajes.</text:p>
      <text:h text:style-name="P4" text:outline-level="4">Analizador sintáctico</text:h>
      <text:p text:style-name="P1">Un analizador sintáctico puede ser algo que ya conozcas y hasta haberlo usado, pero que simplemente no lo ubicas con este nombre, al analizador sintáctico también se le conoce como Parser. Normalmente ubicamos los parser como el código que nos permite leer datos que que nos llegan desde un servidor con una determinada estructura y dependiendo de esa estructura recibimos y tratamos los datos.</text:p>
      <text:p text:style-name="P1">El objetivo del analizador sintáctico es que la entrada que recibe la convierte en estructuras que más adelante van a servir de una manera más sencilla para leer y analizar cosas como la jerarquía y secuencia, normalmente una de las estructuras usadas en este proceso es la de árbol.</text:p>
      <text:h text:style-name="P4" text:outline-level="4">Fin de compilación</text:h>
      <text:p text:style-name="P1">Al final del proceso que se conoce como compilación lo que obtenemos como resultado es un archivo que es un ejecutable y ese archivo es el que finalmente se comportara como un <text:soft-page-break/>programa, es decir le damos doble click o ejecutamos la tarea y comienza con la ejecución de las instrucciones.</text:p>
      <text:p text:style-name="P1">Además de generar un archivo que se conoce como ejecutable los compiladores generan un segundo archivo al que se le conoce como código objeto, este archivo contiene lenguaje máquina o bytecode, en algunas ocasiones no solamente se tiene un archivo de código objeto, se pueden tener varios archivos de código objeto.</text:p>
      <text:p text:style-name="P2"/>
      <text:h text:style-name="P3" text:outline-level="4">Características de lenguajes compilados e interpretados.</text:h>
      <text:p text:style-name="P1">Ahora vamos a ver cuales son algunas de sus características:</text:p>
      <text:list xml:id="list8446021223105457465" text:style-name="L2">
        <text:list-item>
          <text:p text:style-name="P9">Los lenguajes compilados muy raro van a poder generar programas multiplataforma.</text:p>
        </text:list-item>
        <text:list-item>
          <text:p text:style-name="P9">Los lenguajes compilados son menos flexibles que los lenguajes interpretados.</text:p>
        </text:list-item>
        <text:list-item>
          <text:p text:style-name="P9">Los lenguajes compilados generar un archivo ejecutable del que ya no tenemos que preocuparnos, simplemente ejecutar.</text:p>
        </text:list-item>
        <text:list-item>
          <text:p text:style-name="P9">Cuando arreglamos un error en un lenguaje compilado tendremos que volver a compilar el programa para que el ejecutable se vuelva a generar con los cambios.</text:p>
        </text:list-item>
        <text:list-item>
          <text:p text:style-name="P9">Los lenguajes interpretados son normalmente multiplataforma, cada S.O. tiene su intérprete del lenguaje.</text:p>
        </text:list-item>
        <text:list-item>
          <text:p text:style-name="P9">Cada que vamos a ejecutar un programa que es de un lenguaje interpretado tendremos que interpretar el archivo, el programa compilado ya está listo para funcionar por eso es más rápido.</text:p>
        </text:list-item>
      </text:list>
      <text:p text:style-name="Standard">Diferencia entre lenguaje i pseudoloenguaje:</text:p>
      <text:p text:style-name="Standard"/>
      <text:p text:style-name="Standard">Lenguaje te unes regles i una organitzacio estalblerta.</text:p>
      <text:p text:style-name="Standard">Pseudoloenguaje jo puc simular que estic programat sense tenir una idea de capllenguatge simplement es meu llenguatge de manera que simulam com si programessim.</text:p>
      <text:p text:style-name="Standard"/>
      <text:p text:style-name="Standard">Avui he apres varies instruccions de control.</text:p>
      <text:p text:style-name="Standard"/>
      <text:p text:style-name="Standard">Sa intruccio condicional que seria s'if.</text:p>
      <text:p text:style-name="Standard">Si tal:</text:p>
      <text:p text:style-name="Standard">fer tal</text:p>
      <text:p text:style-name="Standard">sino fer cual.</text:p>
      <text:p text:style-name="Standard"/>
      <text:p text:style-name="Standard">Sa instrucio condicional anidada.</text:p>
      <text:p text:style-name="Standard">Si tal:</text:p>
      <text:p text:style-name="Standard">fer tal</text:p>
      <text:p text:style-name="Standard">sino</text:p>
      <text:p text:style-name="Standard"><text:tab/>Si pascual :</text:p>
      <text:p text:style-name="Standard"><text:tab/>fer caual</text:p>
      <text:p text:style-name="Standard"><text:tab/>sino:</text:p>
      <text:p text:style-name="Standard"><text:tab/>talcual</text:p>
      <text:p text:style-name="Standard"><text:tab/>fin si</text:p>
      <text:p text:style-name="Standard">fin si</text:p>
      <text:p text:style-name="Standard"/>
      <text:p text:style-name="Standard">Despres sa instruccio para (for):</text:p>
      <text:p text:style-name="Standard">variable=0</text:p>
      <text:p text:style-name="Standard">Para i=0 fins 6 fer:</text:p>
      <text:p text:style-name="Standard">Print “demanem un nombre”</text:p>
      <text:p text:style-name="Standard">llegir num</text:p>
      <text:p text:style-name="Standard"><text:soft-page-break/>variable = variable + num ---&gt; Fa sa suma des nombres almacenant es “num” dins sa variable de nom variable.</text:p>
      <text:p text:style-name="Standard">Fin for</text:p>
      <text:p text:style-name="Standard">Print variable.</text:p>
      <text:p text:style-name="Standard"/>
      <text:p text:style-name="Standard">Despres he apres sa instruccio repetir.</text:p>
      <text:p text:style-name="Standard"/>
      <text:p text:style-name="Standard"/>
      <text:p text:style-name="Standard">Repetir (do while)</text:p>
      <text:p text:style-name="Standard"/>
      <text:p text:style-name="Standard"><text:tab/>variable=0</text:p>
      <text:p text:style-name="Standard"><text:tab/>Para i=0 fins 6 fer:</text:p>
      <text:p text:style-name="Standard"><text:tab/>Print “demanem un nombre”</text:p>
      <text:p text:style-name="Standard"><text:tab/>llegir num</text:p>
      <text:p text:style-name="Standard"><text:tab/>variable = variable + num ---&gt; Fa sa suma des nombres almacenant es “num” dins sa <text:tab/>variable de nom variable.</text:p>
      <text:p text:style-name="Standard"><text:tab/>Fin for</text:p>
      <text:p text:style-name="Standard"><text:tab/>Print “sa suma es”, variable.</text:p>
      <text:p text:style-name="Standard"><text:tab/>Vols tornar a executar es programaa? 1 -si 2- no</text:p>
      <text:p text:style-name="Standard"><text:tab/>Llegir resposta</text:p>
      <text:p text:style-name="Standard"/>
      <text:p text:style-name="Standard">Fins que respuesta != <text:s/>1</text:p>
      <text:p text:style-name="Standard"/>
      <text:p text:style-name="Standard">Repetiria tot es meu for fins que sa resposta sigui diferent a 1 que donara per acabat es programa.</text:p>
      <text:p text:style-name="Standard">Si sa resposta es 1 tornara executar es programa.</text:p>
      <text:p text:style-name="Standard"/>
      <text:p text:style-name="Standard">Despres he apres es while (mientras)</text:p>
      <text:p text:style-name="Standard"/>
      <text:p text:style-name="Standard">Ara tenim es programa que ens demana una serie de nombres els llegeiux i els alamacena a una variable de manera que es de va sumant un per un.</text:p>
      <text:p text:style-name="Standard">Si volem tornar a fer es programa ens demana si volem tornarlo executar. Si posam 1 es tornara executar es programa pero que pasa si posam es 4? S'aturara es programa. Alomillorr ha apretat 4 sense voler. Com ho fariem? Amb sa instruccio de control while:</text:p>
      <text:p text:style-name="Standard"/>
      <text:p text:style-name="Standard">Repetir (do while)</text:p>
      <text:p text:style-name="Standard"/>
      <text:p text:style-name="Standard"><text:tab/>variable=0</text:p>
      <text:p text:style-name="Standard"><text:tab/>Para i=0 fins 6 fer:</text:p>
      <text:p text:style-name="Standard"><text:tab/>Print “demanem un nombre”</text:p>
      <text:p text:style-name="Standard"><text:tab/>llegir num</text:p>
      <text:p text:style-name="Standard"><text:tab/>variable = variable + num ---&gt; Fa sa suma des nombres almacenant es “num” dins sa <text:tab/>variable de nom variable.</text:p>
      <text:p text:style-name="Standard"><text:tab/>Fin for</text:p>
      <text:p text:style-name="Standard"><text:tab/>Print “sa suma es”, variable.</text:p>
      <text:p text:style-name="Standard"/>
      <text:p text:style-name="Standard"><text:tab/>Vols tornar a executar es programaa? 1 -si 2- no</text:p>
      <text:p text:style-name="Standard"><text:tab/>Llegir resposta</text:p>
      <text:p text:style-name="Standard"><text:tab/></text:p>
      <text:p text:style-name="Standard"><text:tab/>while resposta &lt; 1 or resposta &gt; 2 hacer</text:p>
      <text:p text:style-name="Standard"><text:tab/><text:tab/>Print ingrese un numero correcto</text:p>
      <text:p text:style-name="Standard"><text:tab/><text:tab/>llegir resposta</text:p>
      <text:p text:style-name="Standard"><text:tab/>fin while</text:p>
      <text:p text:style-name="Standard"><text:soft-page-break/>Fins que respuesta != <text:s/>1</text:p>
      <text:p text:style-name="Standard"/>
      <text:p text:style-name="Standard">Despres he apres una instruccio utilitaria que vindria <text:s/>a ser es limpiar pantalla.</text:p>
      <text:p text:style-name="Standard"/>
      <text:p text:style-name="Standard">Dins es codi puc anar fegint aquesta paraula reservada perquea a mesura que jo vaig executant es programa se me faixi net sa coonsola de comando y quedi es programa mes net.</text:p>
      <text:p text:style-name="Standard"/>
      <text:p text:style-name="Standard">Repetir (do while)</text:p>
      <text:p text:style-name="Standard"/>
      <text:p text:style-name="Standard"><text:tab/>Limpiar pantalla</text:p>
      <text:p text:style-name="Standard"><text:tab/>variable=0</text:p>
      <text:p text:style-name="Standard"><text:tab/>Para i=0 fins 6 fer:</text:p>
      <text:p text:style-name="Standard"><text:tab/>Print “demanem un nombre”</text:p>
      <text:p text:style-name="Standard"><text:tab/>llegir num</text:p>
      <text:p text:style-name="Standard"><text:tab/>variable = variable + num ---&gt; Fa sa suma des nombres almacenant es “num” dins sa <text:tab/>variable de nom variable.</text:p>
      <text:p text:style-name="Standard"><text:tab/>Fin for</text:p>
      <text:p text:style-name="Standard"><text:tab/>Print “sa suma es”, variable.</text:p>
      <text:p text:style-name="Standard"><text:tab/>Esperar tecla (esperar que pitgem una tecla per seguir)</text:p>
      <text:p text:style-name="Standard"><text:tab/>Limpiar pantallla</text:p>
      <text:p text:style-name="Standard"/>
      <text:p text:style-name="Standard"><text:tab/>Vols tornar a executar es programaa? 1 -si 2- no</text:p>
      <text:p text:style-name="Standard"><text:tab/>Llegir resposta</text:p>
      <text:p text:style-name="Standard"><text:tab/></text:p>
      <text:p text:style-name="Standard"><text:tab/>while resposta &lt; 1 or resposta &gt; 2 hacer</text:p>
      <text:p text:style-name="Standard"><text:tab/><text:tab/>Print ingrese un numero correcto</text:p>
      <text:p text:style-name="Standard"><text:tab/><text:tab/>llegir resposta</text:p>
      <text:p text:style-name="Standard"><text:tab/><text:tab/>Limpiar pantalla</text:p>
      <text:p text:style-name="Standard"><text:tab/>fin while</text:p>
      <text:p text:style-name="Standard">Fins que respuesta != <text:s/>1</text:p>
      <text:p text:style-name="Standard"/>
      <text:p text:style-name="Standard"/>
      <text:p text:style-name="Standard">Com seria sa representacio de s'arrel cuadrada de un nombre?</text:p>
      <text:p text:style-name="Standard">I s'arrel cubica?</text:p>
      <text:p text:style-name="Standard">(num1)^1/2</text:p>
      <text:p text:style-name="Standard">(num1)^1/3</text:p>
      <text:p text:style-name="Standard">Quin es s'ordre de operadors general per es programes?</text:p>
      <text:p text:style-name="Standard"/>
      <text:p text:style-name="Standard">^ - * / - + -</text:p>
      <text:p text:style-name="Standard"/>
      <text:p text:style-name="Standard">Operadores relacionales que son?</text:p>
      <text:p text:style-name="Standard"/>
      <text:p text:style-name="Standard"/>
      <text:p text:style-name="Standard">Son operadores que nos sirven cuando nosostros establemcemos unaa comparacion o unaa relacoin entre 2 variables. Si algo es igual a algo o si algo es distinto a algo o si uno es mayor que otra o menor a otra.</text:p>
      <text:p text:style-name="Standard">Quina manera tenim per dir distinto? N'hi ha un altre?</text:p>
      <text:p text:style-name="Standard">(= &gt;&lt; != &lt;= &gt;= &lt;&gt;)</text:p>
      <text:p text:style-name="Standard">Tenim != o &lt;&gt; segons es llenguatge de programacio</text:p>
      <text:p text:style-name="Standard"/>
      <text:p text:style-name="Standard">Quin parametre tenim per asignar i quin per comparar?</text:p>
      <text:p text:style-name="Standard">Tenim es parametre = per asignar i == per compar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inherit" svg:font-family="inherit"/>
    <style:font-face style:name="sf pro text" svg:font-family="'sf pro text', apple-system, BlinkMacSystemFont, Roboto, 'segoe ui', Helvetica, Arial, sans-serif, 'apple color emoji', 'segoe ui emoji', 'segoe ui 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7-31T19:48:55.65</meta:creation-date>
    <dc:date>2021-08-05T19:20:00.90</dc:date>
    <meta:editing-duration>PT2H6M42S</meta:editing-duration>
    <meta:editing-cycles>13</meta:editing-cycles>
    <meta:generator>OpenOffice/4.1.10$Win32 OpenOffice.org_project/4110m2$Build-9807</meta:generator>
    <meta:document-statistic meta:table-count="1" meta:image-count="0" meta:object-count="0" meta:page-count="5" meta:paragraph-count="149" meta:word-count="1640" meta:character-count="9729"/>
  </office:meta>
</office:document-meta>
</file>